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b6a40" officeooo:paragraph-rsid="000b6a40" style:font-weight-asian="bold" style:font-weight-complex="bold"/>
    </style:style>
    <style:style style:name="P2" style:family="paragraph" style:parent-style-name="Standard">
      <style:paragraph-properties fo:text-align="start" style:justify-single-word="false"/>
      <style:text-properties style:font-name="Arial" fo:font-size="10pt" officeooo:rsid="000dd53d" officeooo:paragraph-rsid="000dd53d" style:font-size-asian="8.75pt" style:font-size-complex="10pt"/>
    </style:style>
    <style:style style:name="P3" style:family="paragraph" style:parent-style-name="Standard">
      <style:paragraph-properties fo:text-align="justify" style:justify-single-word="false"/>
      <style:text-properties style:font-name="Arial" fo:font-size="10pt" officeooo:rsid="000df780" officeooo:paragraph-rsid="000df780" style:font-size-asian="8.75pt" style:font-size-complex="10pt"/>
    </style:style>
    <style:style style:name="P4" style:family="paragraph" style:parent-style-name="Standard">
      <style:paragraph-properties fo:text-align="justify" style:justify-single-word="false"/>
      <style:text-properties style:font-name="Arial" fo:font-size="10pt" fo:font-style="normal" officeooo:rsid="001004a3" officeooo:paragraph-rsid="0018e8a9" style:font-size-asian="8.75pt" style:font-style-asian="normal" style:font-size-complex="10pt" style:font-style-complex="normal"/>
    </style:style>
    <style:style style:name="P5" style:family="paragraph" style:parent-style-name="Standard">
      <style:paragraph-properties fo:text-align="justify" style:justify-single-word="false"/>
      <style:text-properties style:font-name="Arial" fo:font-size="10pt" fo:font-style="normal" style:text-underline-style="none" officeooo:rsid="0018e8a9" officeooo:paragraph-rsid="0018e8a9" style:font-size-asian="8.75pt" style:font-style-asian="normal" style:font-size-complex="10pt" style:font-style-complex="normal"/>
    </style:style>
    <style:style style:name="P6" style:family="paragraph" style:parent-style-name="Standard">
      <style:paragraph-properties fo:text-align="justify" style:justify-single-word="false"/>
      <style:text-properties style:font-name="Arial" fo:font-size="10pt" fo:font-style="normal" style:text-underline-style="none" officeooo:rsid="0018e8a9" officeooo:paragraph-rsid="001a9f1b" style:font-size-asian="8.75pt" style:font-style-asian="normal" style:font-size-complex="10pt" style:font-style-complex="normal"/>
    </style:style>
    <style:style style:name="P7" style:family="paragraph" style:parent-style-name="Standard">
      <style:paragraph-properties fo:text-align="end" style:justify-single-word="false"/>
      <style:text-properties style:font-name="Arial" fo:font-size="10pt" fo:font-style="normal" style:text-underline-style="none" officeooo:rsid="000be31b" officeooo:paragraph-rsid="0018e8a9"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Arial" fo:font-size="10pt" officeooo:rsid="000e1a55" officeooo:paragraph-rsid="000e1a55" style:font-size-asian="8.75pt" style:font-size-complex="10pt"/>
    </style:style>
    <style:style style:name="P9" style:family="paragraph" style:parent-style-name="Standard">
      <style:paragraph-properties fo:text-align="justify" style:justify-single-word="false"/>
      <style:text-properties style:font-name="Arial" fo:font-size="10pt" style:text-underline-style="none" officeooo:rsid="0012cfa5" officeooo:paragraph-rsid="0012cfa5" style:font-size-asian="8.75pt" style:font-size-complex="10pt"/>
    </style:style>
    <style:style style:name="P10"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2cfa5" officeooo:paragraph-rsid="0012cfa5" style:font-size-asian="9.60000038146973pt" style:font-size-complex="11pt"/>
    </style:style>
    <style:style style:name="P11" style:family="paragraph" style:parent-style-name="Standard">
      <style:paragraph-properties fo:text-align="justify" style:justify-single-word="false"/>
      <style:text-properties style:font-name="Arial" fo:font-size="11pt" style:text-underline-style="solid" style:text-underline-width="auto" style:text-underline-color="font-color" officeooo:rsid="0013f27a" officeooo:paragraph-rsid="0013f27a" style:font-size-asian="9.60000038146973pt" style:font-size-complex="11pt"/>
    </style:style>
    <style:style style:name="P12"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officeooo:rsid="0018e8a9" officeooo:paragraph-rsid="0018e8a9" style:font-size-asian="9.60000038146973pt" style:font-style-asian="normal" style:font-size-complex="11pt" style:font-style-complex="normal"/>
    </style:style>
    <style:style style:name="P13" style:family="paragraph" style:parent-style-name="Standard">
      <style:paragraph-properties fo:text-align="justify" style:justify-single-word="false"/>
      <style:text-properties style:font-name="Arial" fo:font-size="12pt" officeooo:rsid="0012b429" officeooo:paragraph-rsid="0012b429" style:font-size-asian="10.5pt" style:font-size-complex="12pt"/>
    </style:style>
    <style:style style:name="P14"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12b429" officeooo:paragraph-rsid="0012b42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 officeooo:rsid="000be31b" officeooo:paragraph-rsid="000be31b"/>
    </style:style>
    <style:style style:name="P16" style:family="paragraph" style:parent-style-name="Standard">
      <style:paragraph-properties fo:text-align="justify" style:justify-single-word="false" fo:break-before="page"/>
      <style:text-properties style:font-name="Arial" fo:font-size="11pt" fo:font-style="normal" style:text-underline-style="solid" style:text-underline-width="auto" style:text-underline-color="font-color" officeooo:rsid="0018e8a9" officeooo:paragraph-rsid="0018e8a9" style:font-size-asian="9.60000038146973pt" style:font-style-asian="normal" style:font-size-complex="11pt" style:font-style-complex="normal"/>
    </style:style>
    <style:style style:name="T1" style:family="text">
      <style:text-properties officeooo:rsid="000be31b"/>
    </style:style>
    <style:style style:name="T2" style:family="text">
      <style:text-properties officeooo:rsid="000dd53d"/>
    </style:style>
    <style:style style:name="T3" style:family="text">
      <style:text-properties fo:font-style="italic" style:font-style-asian="italic" style:font-style-complex="italic"/>
    </style:style>
    <style:style style:name="T4" style:family="text">
      <style:text-properties fo:font-style="italic" officeooo:rsid="001004a3" style:font-style-asian="italic" style:font-style-complex="italic"/>
    </style:style>
    <style:style style:name="T5" style:family="text">
      <style:text-properties fo:font-style="italic" officeooo:rsid="0012b429" style:font-style-asian="italic" style:font-style-complex="italic"/>
    </style:style>
    <style:style style:name="T6" style:family="text">
      <style:text-properties fo:font-style="italic" officeooo:rsid="0011ebaf" style:font-style-asian="italic" style:font-style-complex="italic"/>
    </style:style>
    <style:style style:name="T7" style:family="text">
      <style:text-properties fo:font-style="italic" officeooo:rsid="0013f27a" style:font-style-asian="italic" style:font-style-complex="italic"/>
    </style:style>
    <style:style style:name="T8" style:family="text">
      <style:text-properties fo:font-style="italic" officeooo:rsid="0014dc0f" style:font-style-asian="italic" style:font-style-complex="italic"/>
    </style:style>
    <style:style style:name="T9" style:family="text">
      <style:text-properties fo:font-style="italic" officeooo:rsid="00166658" style:font-style-asian="italic" style:font-style-complex="italic"/>
    </style:style>
    <style:style style:name="T10" style:family="text">
      <style:text-properties fo:font-style="italic" officeooo:rsid="001748ed" style:font-style-asian="italic" style:font-style-complex="italic"/>
    </style:style>
    <style:style style:name="T11" style:family="text">
      <style:text-properties fo:font-style="italic" officeooo:rsid="0018e8a9" style:font-style-asian="italic" style:font-style-complex="italic"/>
    </style:style>
    <style:style style:name="T12" style:family="text">
      <style:text-properties fo:font-style="italic" officeooo:rsid="0018ffa9" style:font-style-asian="italic" style:font-style-complex="italic"/>
    </style:style>
    <style:style style:name="T13" style:family="text">
      <style:text-properties fo:font-style="italic" officeooo:rsid="001a9f1b" style:font-style-asian="italic" style:font-style-complex="italic"/>
    </style:style>
    <style:style style:name="T14" style:family="text">
      <style:text-properties fo:font-style="italic" style:text-underline-style="solid" style:text-underline-width="auto" style:text-underline-color="font-color" officeooo:rsid="001a9f1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004a3" style:font-style-asian="normal" style:font-style-complex="normal"/>
    </style:style>
    <style:style style:name="T17" style:family="text">
      <style:text-properties fo:font-style="normal" officeooo:rsid="0011ebaf" style:font-style-asian="normal" style:font-style-complex="normal"/>
    </style:style>
    <style:style style:name="T18" style:family="text">
      <style:text-properties fo:font-style="normal" officeooo:rsid="0012b429" style:font-style-asian="normal" style:font-style-complex="normal"/>
    </style:style>
    <style:style style:name="T19" style:family="text">
      <style:text-properties fo:font-style="normal" officeooo:rsid="0013f27a" style:font-style-asian="normal" style:font-style-complex="normal"/>
    </style:style>
    <style:style style:name="T20" style:family="text">
      <style:text-properties officeooo:rsid="0014dc0f"/>
    </style:style>
    <style:style style:name="T21" style:family="text">
      <style:text-properties officeooo:rsid="00166658"/>
    </style:style>
    <style:style style:name="T22" style:family="text">
      <style:text-properties officeooo:rsid="00173d27"/>
    </style:style>
    <style:style style:name="T23" style:family="text">
      <style:text-properties officeooo:rsid="001748ed"/>
    </style:style>
    <style:style style:name="T24" style:family="text">
      <style:text-properties officeooo:rsid="0018e8a9"/>
    </style:style>
    <style:style style:name="T25" style:family="text">
      <style:text-properties officeooo:rsid="0018ffa9"/>
    </style:style>
    <style:style style:name="T26" style:family="text">
      <style:text-properties officeooo:rsid="001a9f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conception projet <text:span text:style-name="T1">de réalisation d’un serveur de discussion Java M3102</text:span></text:p>
      <text:p text:style-name="P15"/>
      <text:p text:style-name="P3"><text:tab/>Ce projet a pour but de réaliser un serveur de discussion où plusieurs clients <text:span text:style-name="T3">telnet</text:span> viendront s’y connecter pour ainsi communiquer entre eux. Par le fait que ce soit des clients <text:span text:style-name="T3">telne</text:span><text:span text:style-name="T15">, cela implique l’utilisation du protocole de couche quatre du modèle </text:span><text:span text:style-name="T3">OSI</text:span><text:span text:style-name="T15">, le protocole </text:span><text:span text:style-name="T3">TCP/IP</text:span><text:span text:style-name="T15">. De cette manière, cette production nous amène à utiliser et à implémenter les </text:span><text:span text:style-name="T3">Threads</text:span><text:span text:style-name="T15">, les sockets </text:span><text:span text:style-name="T3">TCP</text:span><text:span text:style-name="T15"> et les flux d’entrée et de sortie depuis les sockets. </text:span><text:span text:style-name="T2">Pour permettre la mise en œuvre de ce projet, sous le langage Java, nous avons </text:span>conçu<text:span text:style-name="T2"> trois classes qui sont : </text:span></text:p>
      <text:p text:style-name="P3"/>
      <text:p text:style-name="P2"><text:tab/>- Serveur.java</text:p>
      <text:p text:style-name="P2"><text:tab/>- ClientThread.java</text:p>
      <text:p text:style-name="P2"><text:tab/>- Message.java<text:tab/></text:p>
      <text:p text:style-name="P2"/>
      <text:p text:style-name="P8"><text:tab/>Les deux premières classes citées vont venir implémenter l’interface <text:span text:style-name="T3">Runnable</text:span><text:span text:style-name="T15"> et ainsi elles vont permettre l’utilisation des </text:span><text:span text:style-name="T3">Threads</text:span><text:span text:style-name="T15"> et de leur méthode </text:span><text:span text:style-name="T3">run</text:span><text:span text:style-name="T7">()</text:span><text:span text:style-name="T3">. </text:span><text:span text:style-name="T15">La classe Serveur va venir jouer le rôle du serveur et va venir instancier les </text:span><text:span text:style-name="T3">Threads</text:span><text:span text:style-name="T15"> clients au fur et à mesure des connections </text:span><text:span text:style-name="T3">telnet</text:span><text:span text:style-name="T15"> acceptées. Ensuite c’est les objets </text:span><text:span text:style-name="T3">ClientThread</text:span><text:span text:style-name="T15"> qui vont faire le lien entre le client et le serveur. Quant à la classe Message, elle va contenir le nom du client et le contenu de son message. C’est cette classe qui après réception d’un message par un </text:span><text:span text:style-name="T3">ClientThread</text:span><text:span text:style-name="T15">, va </text:span><text:span text:style-name="T16">demander aux autres </text:span><text:span text:style-name="T4">ClientThread</text:span><text:span text:style-name="T16"> de redistribuer à leurs clients </text:span><text:span text:style-name="T4">telnet </text:span><text:span text:style-name="T16">respectifs. </text:span><text:span text:style-name="T17">Cette classe sera instanciée lorsque qu’un client se sera connecté au serveur et aura donné son nom. De cette manière chaque </text:span><text:span text:style-name="T6">ClientThread</text:span><text:span text:style-name="T17"> aura son propre objet Message qu’il manipulera au fur et à mesure que son client envoi des messages. </text:span><text:span text:style-name="T18">Cependant, </text:span><text:span text:style-name="T5">ClientThread</text:span><text:span text:style-name="T18"> manipulera un objet Message qui n’est pas le sien lorsqu’il devra redistribuer à son client le message envoyé par un autre client. </text:span></text:p>
      <text:p text:style-name="P8"><text:span text:style-name="T18"/></text:p>
      <text:p text:style-name="P14"><text:span text:style-name="T15">Focus sur les différentes classes : </text:span></text:p>
      <text:p text:style-name="P13"><text:span text:style-name="T15"/></text:p>
      <text:p text:style-name="P10"><text:span text:style-name="T18">S</text:span><text:span text:style-name="T15">erveur.java :</text:span></text:p>
      <text:p text:style-name="P10"><text:span text:style-name="T15"/></text:p>
      <text:p text:style-name="P9"><text:span text:style-name="T15"><text:tab/>C’est cette classe qui contient la méthode </text:span><text:span text:style-name="T3">main</text:span><text:span text:style-name="T15"> donc c’est cette classe qui permettre l’exécution du serveur. Par l’implémentation de l’interface </text:span><text:span text:style-name="T3">Runnable, </text:span><text:span text:style-name="T15">le serveur va pouvoir créer un </text:span><text:span text:style-name="T3">Thread</text:span><text:span text:style-name="T15"> qui dans une boucle infinie, va attendre les demandes de connexion provenant des clients </text:span><text:span text:style-name="T3">telnet. </text:span><text:span text:style-name="T15">Pour cet exercice, l’adresse est locale à la machine (soit 127.0.0.1) et le port utilisé est 2042. Lorsqu’un client est accepté depuis le port 2042, le serveur ajoute ce client à la liste </text:span><text:span text:style-name="T3">clients</text:span><text:span text:style-name="T15"> qui contient les </text:span><text:span text:style-name="T3">ClientThread</text:span><text:span text:style-name="T15"> actuellement connectés, créé un nouveau </text:span><text:span text:style-name="T3">Thread</text:span><text:span text:style-name="T15"> pour ce nouveau client et démarre son exécution par le biais de la méthode </text:span><text:span text:style-name="T3">start</text:span><text:span text:style-name="T15">. </text:span></text:p>
      <text:p text:style-name="P9"><text:span text:style-name="T15"/></text:p>
      <text:p text:style-name="P9"><text:span text:style-name="T15"><text:tab/></text:span><text:span text:style-name="T19">Le </text:span><text:span text:style-name="T7">Thread </text:span><text:span text:style-name="T19">du serveur va passer par plusieurs états. Lors de sa création, il sera à l’état </text:span><text:span text:style-name="T7">NEW</text:span><text:span text:style-name="T19"> puis comme c’est le seul </text:span><text:span text:style-name="T7">Thread</text:span><text:span text:style-name="T19">, il passera directement à l’état </text:span><text:span text:style-name="T7">RUNN</text:span><text:span text:style-name="T13">ING</text:span><text:span text:style-name="T19">. Enfin il passera à l’état </text:span><text:span text:style-name="T7">WAITING</text:span><text:span text:style-name="T19"> lorsqu’il attendra l’arrivée d’un nouvelle connexion grâce à la nature de la méthode </text:span><text:span text:style-name="T7">accept()</text:span><text:span text:style-name="T19"> qui est bloquante. C’est de cette manière que l’ordonnanceur </text:span><text:span text:style-name="T7">Java</text:span><text:span text:style-name="T19"> va pouvoir passer la main aux </text:span><text:span text:style-name="T7">ClientThread</text:span><text:span text:style-name="T19"> pour permettre la communication entre les différents clients connectés à ce serveur.</text:span></text:p>
      <text:p text:style-name="P9"><text:span text:style-name="T19"/></text:p>
      <text:p text:style-name="P11"><text:span text:style-name="T15">ClientThread.java :</text:span></text:p>
      <text:p text:style-name="P11"><text:span text:style-name="T15"/></text:p>
      <text:p text:style-name="P4"><text:tab/><text:span text:style-name="T20">Comme précédemment dit, cette classe sera instanciée lorsqu’une connexion est acceptée. A sa création, elle va initialiser sa variable </text:span><text:span text:style-name="T8">Socket</text:span><text:span text:style-name="T20"> qui va contenir les informations le reliant au client correspondant. Elle va aussi initialiser les </text:span><text:span text:style-name="T8">Buffer</text:span><text:span text:style-name="T20"> de lecture et d’écriture et leurs indiquant d’où transitent les informations qui sont respectivement les flux d’entrée et de sortie du S</text:span><text:span text:style-name="T8">ocket. </text:span><text:span text:style-name="T21">Après l’initialisation de ce </text:span><text:span text:style-name="T9">Thread </text:span><text:span text:style-name="T21">(à ce moment précis, il est à l’état </text:span><text:span text:style-name="T9">NEW</text:span><text:span text:style-name="T21">)</text:span><text:span text:style-name="T9"> </text:span><text:span text:style-name="T21">durant l’exécution de la classe </text:span><text:span text:style-name="T9">Serveur</text:span><text:span text:style-name="T21">, c’est dans cette même classe que ce </text:span><text:span text:style-name="T9">Thread</text:span><text:span text:style-name="T21"> va passer à l’état </text:span><text:span text:style-name="T9">RUNNING </text:span><text:span text:style-name="T21">par le biais de l’appel de la méthode </text:span><text:span text:style-name="T9">start()</text:span><text:span text:style-name="T21">. Tout comme pour le </text:span><text:span text:style-name="T9">Thread </text:span><text:span text:style-name="T21">jouant le rôle de serveur, l’objet </text:span><text:span text:style-name="T9">ClientThread</text:span><text:span text:style-name="T21"> va passer à l’état </text:span><text:span text:style-name="T9">WAINTING </text:span><text:span text:style-name="T21">lorsqu’il va rencontrer la méthode bloquante </text:span><text:span text:style-name="T9">readLine()</text:span><text:span text:style-name="T21"> de l’objet </text:span><text:span text:style-name="T9">fluxIn</text:span><text:span text:style-name="T21">, pour attendre l’arrivée d’un message de son client, auquel ce </text:span><text:span text:style-name="T9">ClientThread </text:span><text:span text:style-name="T22">est rattaché.</text:span></text:p>
      <text:p text:style-name="P4"/>
      <text:p text:style-name="P4"><text:tab/><text:span text:style-name="T23">Lorsque le client aura répondu à la question envoyée par le </text:span><text:span text:style-name="T10">ClientThread</text:span><text:span text:style-name="T23"> qui demande son identifiant, il va enregistrer son nom puis instancie son objet </text:span><text:span text:style-name="T10">Message</text:span><text:span text:style-name="T23">. Ensuite le </text:span><text:span text:style-name="T11">ClientThread</text:span><text:span text:style-name="T24"> va attendre l’arrivée de nouveaux message provenant de son client pour les enregistrer au sein de son objet </text:span><text:span text:style-name="T11">Message</text:span><text:span text:style-name="T24"> qui se chargera de le redistribuer aux autres clients. Enfin lorsque le client envoi le message « bye », il va se déconnecté du serveur. C’est avant la fin d’exécution du </text:span><text:span text:style-name="T11">ClientThread</text:span><text:span text:style-name="T24"> que sera appellée la méthode</text:span><text:span text:style-name="T11"> deconne</text:span><text:span text:style-name="T12">x</text:span><text:span text:style-name="T11">ion()</text:span><text:span text:style-name="T24"> qui viendra fermer la socket et les flux qui lui sont rattachés. De plus, il va se retirer de la liste </text:span><text:span text:style-name="T11">clients</text:span><text:span text:style-name="T24"> qui appartient au </text:span><text:span text:style-name="T11">Serveur.</text:span></text:p>
      <text:p text:style-name="P16">Message.java :</text:p>
      <text:p text:style-name="P12"/>
      <text:p text:style-name="P6"><text:tab/>C’est cet objet qui va contenir le nom et le contenu du message du <text:span text:style-name="T3">ClientThread</text:span> auquel il est rattaché. Il ne sera manipulé qu’uniquement par ce dernier. Lors de sa création et avant la fin du processus <text:span text:style-name="T3">ClientThread</text:span> (déconnexion), <text:span text:style-name="T25">l’objet </text:span><text:span text:style-name="T12">Message</text:span><text:span text:style-name="T25"> va avoir comme valeur pour son champ </text:span><text:span text:style-name="T12">nomFrom</text:span><text:span text:style-name="T25"> « System ». De cette manière, les autres clients pourront voir qu’une action de connexion ou de déconnexion d’un client est en cours. Entre ces deux phases, l’objet va contenir pour son champ </text:span><text:span text:style-name="T12">nomFrom</text:span><text:span text:style-name="T25">, le nom du client auquel il est rattaché et pour le contenu des différents messages écrit par ce même client. </text:span></text:p>
      <text:p text:style-name="P6"/>
      <text:p text:style-name="P6"><text:span text:style-name="T25"><text:tab/>Lorsqu’un message est arrivé au niveau de </text:span><text:span text:style-name="T13">ClientThread</text:span><text:span text:style-name="T26">, il va enregistrer le contenu au sein du champ correspondant de son objet</text:span><text:span text:style-name="T13"> Message</text:span><text:span text:style-name="T26">. Et va ensuite appeler la méthode </text:span><text:span text:style-name="T13">sendToAll()</text:span><text:span text:style-name="T26"> de cet objet pour permettre la redistribution du message aux autres clients, excepté le client auteur du message. Cette redistribution est permise grâce à l’appel de la méthode </text:span><text:span text:style-name="T13">send()</text:span><text:span text:style-name="T26"> de tous les </text:span><text:span text:style-name="T13">ClientThread</text:span><text:span text:style-name="T26"> contenus dans la liste </text:span><text:span text:style-name="T13">clients</text:span><text:span text:style-name="T26"> présente dans la classe </text:span><text:span text:style-name="T13">Serveur.</text:span></text:p>
      <text:p text:style-name="P5"/>
      <text:p text:style-name="P5"/>
      <text:p text:style-name="P5"/>
      <text:p text:style-name="P7">Réalisé par Valentin Hebert et Jason Lieb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3:25:17.199000000</meta:creation-date>
    <dc:date>2018-01-04T17:46:52.508000000</dc:date>
    <meta:editing-duration>PT36M58S</meta:editing-duration>
    <meta:editing-cycles>6</meta:editing-cycles>
    <meta:generator>LibreOffice/5.1.6.2$Windows_x86 LibreOffice_project/07ac168c60a517dba0f0d7bc7540f5afa45f0909</meta:generator>
    <meta:document-statistic meta:table-count="0" meta:image-count="0" meta:object-count="0" meta:page-count="2" meta:paragraph-count="17" meta:word-count="910" meta:character-count="5611" meta:non-whitespace-character-count="4701"/>
  </office:meta>
</office:document-meta>
</file>